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rminal special usage</text:p>
      <text:p text:style-name="Standard">1 tab --- short hand to input same context above</text:p>
      <text:p text:style-name="Standard"/>
      <text:p text:style-name="Standard"/>
      <text:p text:style-name="Standard">Java notes</text:p>
      <text:p text:style-name="Standard">1 static method of a class is a method of the class, is also accessible for instances of this class, but better to call static method by instance, (i.e Dog.maxDog()... rather than Labulado.maxDog()…)</text:p>
      <text:p text:style-name="Standard"/>
      <text:p text:style-name="Standard">2 those method only belong to an instance can only be called by this instance</text:p>
      <text:p text:style-name="Standard"/>
      <text:p text:style-name="Standard">3 the key word “<text:span text:style-name="T1">this</text:span>” represents the current class itself</text:p>
      <text:p text:style-name="Standard"/>
      <text:p text:style-name="Standard">4 Java’s class can have <text:span text:style-name="T2">2 or more constructors</text:span>, like Python has more than 1 __init__method, that is to say there are different ways to instantiate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1:01:35.238166519</meta:creation-date>
    <dc:date>2018-06-14T12:57:23.458083145</dc:date>
    <meta:editing-duration>PT1H32M46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7" meta:word-count="100" meta:character-count="566" meta:non-whitespace-character-count="473"/>
  </office:meta>
</office:document-meta>
</file>